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26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2.094cm"/>
    </style:style>
    <style:style style:name="co4" style:family="table-column">
      <style:table-column-properties fo:break-before="auto" style:column-width="1.776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533cm" fo:break-before="auto" style:use-optimal-row-height="false"/>
    </style:style>
    <style:style style:name="ta1" style:family="table" style:master-page-name="Sheet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 style:data-style-name="N11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" style:family="table-cell" style:parent-style-name="Default" style:data-style-name="N11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calib" table:style-name="ta1">
        <office:forms form:automatic-focus="false" form:apply-design-mode="false"/>
        <table:shapes>
          <draw:frame draw:z-index="0" draw:style-name="gr1" draw:text-style-name="P1" svg:width="15.999cm" svg:height="8.999cm" svg:x="7.291cm" svg:y="0.836cm">
            <draw:object draw:notify-on-update-of-ranges="calib.B4:calib.B12 calib.D4:calib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203cm" svg:y="10.346cm">
            <draw:object draw:notify-on-update-of-ranges="calib.B16:calib.B24 calib.D16:calib.D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7.601cm" svg:y="20.259cm">
            <draw:object draw:notify-on-update-of-ranges="calib.B38:calib.B46 calib.D38:calib.D4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8.215cm" svg:y="29.683cm">
            <draw:object draw:notify-on-update-of-ranges="calib.B50:calib.B58 calib.D50:calib.D5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number-columns-repeated="253" table:default-cell-style-name="Default"/>
        <table:table-row table:style-name="ro1">
          <table:table-cell/>
          <table:table-cell table:style-name="ce1" office:value-type="string" calcext:value-type="string">
            <text:p>Distance</text:p>
          </table:table-cell>
          <table:table-cell table:style-name="ce1" office:value-type="float" office:value="4.52" calcext:value-type="float">
            <text:p>4,52</text:p>
          </table:table-cell>
          <table:table-cell table:style-name="ce6" office:value-type="string" calcext:value-type="string">
            <text:p>meters</text:p>
          </table:table-cell>
          <table:table-cell table:style-name="ce1" table:number-columns-repeated="253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style-name="ce3" office:value-type="string" calcext:value-type="string">
            <text:p>v = 0,0217453422621 * b1</text:p>
          </table:table-cell>
          <table:table-cell table:style-name="ce6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Lin speed</text:p>
          </table:table-cell>
          <table:table-cell table:style-name="ce1" office:value-type="string" calcext:value-type="string">
            <text:p>Time</text:p>
          </table:table-cell>
          <table:table-cell table:style-name="ce6" office:value-type="string" calcext:value-type="string">
            <text:p>Speed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32" calcext:value-type="float">
            <text:p>-32</text:p>
          </table:table-cell>
          <table:table-cell table:style-name="ce4" office:value-type="float" office:value="-6.58" calcext:value-type="float">
            <text:p>-6,58</text:p>
          </table:table-cell>
          <table:table-cell table:style-name="ce6" table:formula="of:=[.$C$1]/[.C4]" office:value-type="float" office:value="-0.68693009118541" calcext:value-type="float">
            <text:p>-0,687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24" calcext:value-type="float">
            <text:p>-24</text:p>
          </table:table-cell>
          <table:table-cell table:style-name="ce4" office:value-type="float" office:value="-8.64" calcext:value-type="float">
            <text:p>-8,64</text:p>
          </table:table-cell>
          <table:table-cell table:style-name="ce6" table:formula="of:=[.$C$1]/[.C5]" office:value-type="float" office:value="-0.523148148148148" calcext:value-type="float">
            <text:p>-0,523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16" calcext:value-type="float">
            <text:p>-16</text:p>
          </table:table-cell>
          <table:table-cell table:style-name="ce4" office:value-type="float" office:value="-12.98" calcext:value-type="float">
            <text:p>-12,98</text:p>
          </table:table-cell>
          <table:table-cell table:style-name="ce6" table:formula="of:=[.$C$1]/[.C6]" office:value-type="float" office:value="-0.348228043143297" calcext:value-type="float">
            <text:p>-0,348</text:p>
          </table:table-cell>
          <table:table-cell table:style-name="ce1" table:number-columns-repeated="11"/>
          <table:table-cell/>
          <table:table-cell table:style-name="ce1" table:number-columns-repeated="241"/>
        </table:table-row>
        <table:table-row table:style-name="ro1">
          <table:table-cell/>
          <table:table-cell table:style-name="ce1" office:value-type="float" office:value="-8" calcext:value-type="float">
            <text:p>-8</text:p>
          </table:table-cell>
          <table:table-cell table:style-name="ce4" office:value-type="float" office:value="-24.41" calcext:value-type="float">
            <text:p>-24,41</text:p>
          </table:table-cell>
          <table:table-cell table:style-name="ce6" table:formula="of:=[.$C$1]/[.C7]" office:value-type="float" office:value="-0.185170012290045" calcext:value-type="float">
            <text:p>-0,185</text:p>
          </table:table-cell>
          <table:table-cell table:style-name="ce1" table:number-columns-repeated="11"/>
          <table:table-cell/>
          <table:table-cell table:style-name="ce1" table:number-columns-repeated="241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style-name="ce6" office:value-type="float" office:value="0" calcext:value-type="float">
            <text:p>0,000</text:p>
          </table:table-cell>
          <table:table-cell table:style-name="ce1" table:number-columns-repeated="11"/>
          <table:table-cell/>
          <table:table-cell table:style-name="ce1" table:number-columns-repeated="241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4" office:value-type="float" office:value="26.86" calcext:value-type="float">
            <text:p>26,86</text:p>
          </table:table-cell>
          <table:table-cell table:style-name="ce6" table:formula="of:=[.$C$1]/[.C9]" office:value-type="float" office:value="0.168279970215934" calcext:value-type="float">
            <text:p>0,168</text:p>
          </table:table-cell>
          <table:table-cell table:style-name="ce1" table:number-columns-repeated="11"/>
          <table:table-cell/>
          <table:table-cell table:style-name="ce1" table:number-columns-repeated="241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4" office:value-type="float" office:value="13.01" calcext:value-type="float">
            <text:p>13,01</text:p>
          </table:table-cell>
          <table:table-cell table:style-name="ce6" table:formula="of:=[.$C$1]/[.C10]" office:value-type="float" office:value="0.347425057647963" calcext:value-type="float">
            <text:p>0,347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4" office:value-type="float" office:value="8.95" calcext:value-type="float">
            <text:p>8,95</text:p>
          </table:table-cell>
          <table:table-cell table:style-name="ce6" table:formula="of:=[.$C$1]/[.C11]" office:value-type="float" office:value="0.505027932960894" calcext:value-type="float">
            <text:p>0,505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4" office:value-type="float" office:value="6.32" calcext:value-type="float">
            <text:p>6,32</text:p>
          </table:table-cell>
          <table:table-cell table:style-name="ce6" table:formula="of:=[.$C$1]/[.C12]" office:value-type="float" office:value="0.715189873417721" calcext:value-type="float">
            <text:p>0,715</text:p>
          </table:table-cell>
          <table:table-cell table:style-name="ce1" table:number-columns-repeated="253"/>
        </table:table-row>
        <table:table-row table:style-name="ro2">
          <table:table-cell table:number-columns-repeated="3"/>
          <table:table-cell table:style-name="Default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CRAZY</text:p>
          </table:table-cell>
          <table:table-cell table:style-name="ce3" office:value-type="string" calcext:value-type="string">
            <text:p>v = 0,0290682838088 * b1</text:p>
          </table:table-cell>
          <table:table-cell table:style-name="ce6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Lin speed</text:p>
          </table:table-cell>
          <table:table-cell table:style-name="ce1" office:value-type="string" calcext:value-type="string">
            <text:p>Time</text:p>
          </table:table-cell>
          <table:table-cell table:style-name="ce6" office:value-type="string" calcext:value-type="string">
            <text:p>Speed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64" calcext:value-type="float">
            <text:p>-64</text:p>
          </table:table-cell>
          <table:table-cell table:style-name="ce1" table:formula="of:=[.A16]+32" office:value-type="float" office:value="-32" calcext:value-type="float">
            <text:p>-32</text:p>
          </table:table-cell>
          <table:table-cell table:style-name="ce4" office:value-type="float" office:value="-4.73" calcext:value-type="float">
            <text:p>-4,73</text:p>
          </table:table-cell>
          <table:table-cell table:style-name="ce6" table:formula="of:=[.$C$1]/[.C16]" office:value-type="float" office:value="-0.955602536997886" calcext:value-type="float">
            <text:p>-0,956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56" calcext:value-type="float">
            <text:p>-56</text:p>
          </table:table-cell>
          <table:table-cell table:style-name="ce1" table:formula="of:=[.A17]+32" office:value-type="float" office:value="-24" calcext:value-type="float">
            <text:p>-24</text:p>
          </table:table-cell>
          <table:table-cell table:style-name="ce4" office:value-type="float" office:value="-6.7" calcext:value-type="float">
            <text:p>-6,70</text:p>
          </table:table-cell>
          <table:table-cell table:style-name="ce6" table:formula="of:=[.$C$1]/[.C17]" office:value-type="float" office:value="-0.674626865671642" calcext:value-type="float">
            <text:p>-0,675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48" calcext:value-type="float">
            <text:p>-48</text:p>
          </table:table-cell>
          <table:table-cell table:style-name="ce1" table:formula="of:=[.A18]+32" office:value-type="float" office:value="-16" calcext:value-type="float">
            <text:p>-16</text:p>
          </table:table-cell>
          <table:table-cell table:style-name="ce4" office:value-type="float" office:value="-9.81" calcext:value-type="float">
            <text:p>-9,81</text:p>
          </table:table-cell>
          <table:table-cell table:style-name="ce6" table:formula="of:=[.$C$1]/[.C18]" office:value-type="float" office:value="-0.460754332313965" calcext:value-type="float">
            <text:p>-0,461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40" calcext:value-type="float">
            <text:p>-40</text:p>
          </table:table-cell>
          <table:table-cell table:style-name="ce1" table:formula="of:=[.A19]+32" office:value-type="float" office:value="-8" calcext:value-type="float">
            <text:p>-8</text:p>
          </table:table-cell>
          <table:table-cell table:style-name="ce4" office:value-type="float" office:value="-18.94" calcext:value-type="float">
            <text:p>-18,94</text:p>
          </table:table-cell>
          <table:table-cell table:style-name="ce6" table:formula="of:=[.$C$1]/[.C19]" office:value-type="float" office:value="-0.238648363252376" calcext:value-type="float">
            <text:p>-0,239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style-name="ce6" office:value-type="float" office:value="0" calcext:value-type="float">
            <text:p>0,000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style-name="ce4" office:value-type="float" office:value="19.57" calcext:value-type="float">
            <text:p>19,57</text:p>
          </table:table-cell>
          <table:table-cell table:style-name="ce6" table:formula="of:=[.$C$1]/[.C21]" office:value-type="float" office:value="0.230965763924374" calcext:value-type="float">
            <text:p>0,231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float" office:value="10.04" calcext:value-type="float">
            <text:p>10,04</text:p>
          </table:table-cell>
          <table:table-cell table:style-name="ce6" table:formula="of:=[.$C$1]/[.C22]" office:value-type="float" office:value="0.450199203187251" calcext:value-type="float">
            <text:p>0,450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24" calcext:value-type="float">
            <text:p>24</text:p>
          </table:table-cell>
          <table:table-cell table:style-name="ce4" office:value-type="float" office:value="6.57" calcext:value-type="float">
            <text:p>6,57</text:p>
          </table:table-cell>
          <table:table-cell table:style-name="ce6" table:formula="of:=[.$C$1]/[.C23]" office:value-type="float" office:value="0.687975646879756" calcext:value-type="float">
            <text:p>0,688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4" office:value-type="float" office:value="4.82" calcext:value-type="float">
            <text:p>4,82</text:p>
          </table:table-cell>
          <table:table-cell table:style-name="ce6" table:formula="of:=[.$C$1]/[.C24]" office:value-type="float" office:value="0.937759336099585" calcext:value-type="float">
            <text:p>0,938</text:p>
          </table:table-cell>
          <table:table-cell table:style-name="ce1" table:number-columns-repeated="253"/>
        </table:table-row>
        <table:table-row table:style-name="ro1" table:number-rows-repeated="10">
          <table:table-cell/>
          <table:table-cell table:style-name="ce1" table:number-columns-repeated="2"/>
          <table:table-cell table:style-name="ce6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Distance</text:p>
          </table:table-cell>
          <table:table-cell table:style-name="ce1" table:formula="of:=2*PI()" office:value-type="float" office:value="6.28318530717959" calcext:value-type="float">
            <text:p>6,2831853071796</text:p>
          </table:table-cell>
          <table:table-cell table:style-name="ce6" office:value-type="string" calcext:value-type="string">
            <text:p>radians</text:p>
          </table:table-cell>
          <table:table-cell table:style-name="ce1" table:number-columns-repeated="253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style-name="ce3" office:value-type="string" calcext:value-type="string">
            <text:p>w = 0,4177416860037 * b2 - 0,6876060987078</text:p>
          </table:table-cell>
          <table:table-cell table:style-name="Default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Ang speed</text:p>
          </table:table-cell>
          <table:table-cell table:style-name="ce1" office:value-type="string" calcext:value-type="string">
            <text:p>Time</text:p>
          </table:table-cell>
          <table:table-cell table:style-name="ce6" office:value-type="string" calcext:value-type="string">
            <text:p>Speed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32" calcext:value-type="float">
            <text:p>-32</text:p>
          </table:table-cell>
          <table:table-cell table:style-name="ce4" table:formula="of:=-4.47/10" office:value-type="float" office:value="-0.447" calcext:value-type="float">
            <text:p>-0,45</text:p>
          </table:table-cell>
          <table:table-cell table:style-name="ce6" table:formula="of:=[.$C$35]/[.C38]" office:value-type="float" office:value="-14.0563429690819" calcext:value-type="float">
            <text:p>-14,056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24" calcext:value-type="float">
            <text:p>-24</text:p>
          </table:table-cell>
          <table:table-cell table:style-name="ce4" table:formula="of:=-5.901/10" office:value-type="float" office:value="-0.5901" calcext:value-type="float">
            <text:p>-0,59</text:p>
          </table:table-cell>
          <table:table-cell table:style-name="ce6" table:formula="of:=[.$C$35]/[.C39]" office:value-type="float" office:value="-10.6476619338749" calcext:value-type="float">
            <text:p>-10,648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16" calcext:value-type="float">
            <text:p>-16</text:p>
          </table:table-cell>
          <table:table-cell table:style-name="ce4" table:formula="of:=-8.503/10" office:value-type="float" office:value="-0.8503" calcext:value-type="float">
            <text:p>-0,85</text:p>
          </table:table-cell>
          <table:table-cell table:style-name="ce6" table:formula="of:=[.$C$35]/[.C40]" office:value-type="float" office:value="-7.38937469972902" calcext:value-type="float">
            <text:p>-7,389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8" calcext:value-type="float">
            <text:p>-8</text:p>
          </table:table-cell>
          <table:table-cell table:style-name="ce4" table:formula="of:=-15.773/10" office:value-type="float" office:value="-1.5773" calcext:value-type="float">
            <text:p>-1,58</text:p>
          </table:table-cell>
          <table:table-cell table:style-name="ce6" table:formula="of:=[.$C$35]/[.C41]" office:value-type="float" office:value="-3.98350681999593" calcext:value-type="float">
            <text:p>-3,984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style-name="ce6"/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4" table:formula="of:=16.201/6" office:value-type="float" office:value="2.70016666666667" calcext:value-type="float">
            <text:p>2,70</text:p>
          </table:table-cell>
          <table:table-cell table:style-name="ce6" table:formula="of:=[.$C$35]/[.C43]" office:value-type="float" office:value="2.32696202969431" calcext:value-type="float">
            <text:p>2,327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4" table:formula="of:=10.21/10" office:value-type="float" office:value="1.021" calcext:value-type="float">
            <text:p>1,02</text:p>
          </table:table-cell>
          <table:table-cell table:style-name="ce6" table:formula="of:=[.$C$35]/[.C44]" office:value-type="float" office:value="6.15395230869695" calcext:value-type="float">
            <text:p>6,154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4" table:formula="of:=6.663/10" office:value-type="float" office:value="0.6663" calcext:value-type="float">
            <text:p>0,67</text:p>
          </table:table-cell>
          <table:table-cell table:style-name="ce6" table:formula="of:=[.$C$35]/[.C45]" office:value-type="float" office:value="9.42996444121205" calcext:value-type="float">
            <text:p>9,430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4" table:formula="of:=4.961/10" office:value-type="float" office:value="0.4961" calcext:value-type="float">
            <text:p>0,50</text:p>
          </table:table-cell>
          <table:table-cell table:style-name="ce6" table:formula="of:=[.$C$35]/[.C46]" office:value-type="float" office:value="12.6651588534158" calcext:value-type="float">
            <text:p>12,665</text:p>
          </table:table-cell>
          <table:table-cell table:style-name="ce1" table:number-columns-repeated="253"/>
        </table:table-row>
        <table:table-row table:style-name="ro2">
          <table:table-cell table:number-columns-repeated="3"/>
          <table:table-cell table:style-name="Default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CRAZY</text:p>
          </table:table-cell>
          <table:table-cell table:style-name="ce3" office:value-type="string" calcext:value-type="string">
            <text:p>W = 0,7208400618386 * b2 + 0,0191642762841</text:p>
          </table:table-cell>
          <table:table-cell table:style-name="Default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Ang speed</text:p>
          </table:table-cell>
          <table:table-cell table:style-name="ce1" office:value-type="string" calcext:value-type="string">
            <text:p>Time</text:p>
          </table:table-cell>
          <table:table-cell table:style-name="ce6" office:value-type="string" calcext:value-type="string">
            <text:p>Speed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64" calcext:value-type="float">
            <text:p>-64</text:p>
          </table:table-cell>
          <table:table-cell table:style-name="ce1" table:formula="of:=[.A50]+32" office:value-type="float" office:value="-32" calcext:value-type="float">
            <text:p>-32</text:p>
          </table:table-cell>
          <table:table-cell table:style-name="ce4"/>
          <table:table-cell table:style-name="ce6" table:formula="of:=[.$C$35]/[.C50]" office:value-type="string" office:string-value="" calcext:value-type="error">
            <text:p>#DIV/0!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56" calcext:value-type="float">
            <text:p>-56</text:p>
          </table:table-cell>
          <table:table-cell table:style-name="ce1" table:formula="of:=[.A51]+32" office:value-type="float" office:value="-24" calcext:value-type="float">
            <text:p>-24</text:p>
          </table:table-cell>
          <table:table-cell table:style-name="ce4" table:formula="of:=-3.742/10" office:value-type="float" office:value="-0.3742" calcext:value-type="float">
            <text:p>-0,37</text:p>
          </table:table-cell>
          <table:table-cell table:style-name="ce6" table:formula="of:=[.$C$35]/[.C51]" office:value-type="float" office:value="-16.7909815798492" calcext:value-type="float">
            <text:p>-16,791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48" calcext:value-type="float">
            <text:p>-48</text:p>
          </table:table-cell>
          <table:table-cell table:style-name="ce1" table:formula="of:=[.A52]+32" office:value-type="float" office:value="-16" calcext:value-type="float">
            <text:p>-16</text:p>
          </table:table-cell>
          <table:table-cell table:style-name="ce4" table:formula="of:=-5.252/10" office:value-type="float" office:value="-0.5252" calcext:value-type="float">
            <text:p>-0,53</text:p>
          </table:table-cell>
          <table:table-cell table:style-name="ce6" table:formula="of:=[.$C$35]/[.C52]" office:value-type="float" office:value="-11.9634145224288" calcext:value-type="float">
            <text:p>-11,963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-40" calcext:value-type="float">
            <text:p>-40</text:p>
          </table:table-cell>
          <table:table-cell table:style-name="ce1" table:formula="of:=[.A53]+32" office:value-type="float" office:value="-8" calcext:value-type="float">
            <text:p>-8</text:p>
          </table:table-cell>
          <table:table-cell table:style-name="ce4" table:formula="of:=-9.924/10" office:value-type="float" office:value="-0.9924" calcext:value-type="float">
            <text:p>-0,99</text:p>
          </table:table-cell>
          <table:table-cell table:style-name="ce6" table:formula="of:=[.$C$35]/[.C53]" office:value-type="float" office:value="-6.33130321158765" calcext:value-type="float">
            <text:p>-6,331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style-name="ce6"/>
          <table:table-cell table:style-name="ce1" table:number-columns-repeated="25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9.992/10" office:value-type="float" office:value="0.9992" calcext:value-type="float">
            <text:p>1,00</text:p>
          </table:table-cell>
          <table:table-cell table:style-name="ce6" table:formula="of:=[.$C$35]/[.C55]" office:value-type="float" office:value="6.28821587988349" calcext:value-type="float">
            <text:p>6,288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" calcext:value-type="float">
            <text:p>16</text:p>
          </table:table-cell>
          <table:table-cell table:style-name="ce4" table:formula="of:=5.155/10" office:value-type="float" office:value="0.5155" calcext:value-type="float">
            <text:p>0,52</text:p>
          </table:table-cell>
          <table:table-cell table:style-name="ce6" table:formula="of:=[.$C$35]/[.C56]" office:value-type="float" office:value="12.1885262990875" calcext:value-type="float">
            <text:p>12,189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3.757/10" office:value-type="float" office:value="0.3757" calcext:value-type="float">
            <text:p>0,38</text:p>
          </table:table-cell>
          <table:table-cell table:style-name="ce6" table:formula="of:=[.$C$35]/[.C57]" office:value-type="float" office:value="16.7239427925994" calcext:value-type="float">
            <text:p>16,724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6" table:formula="of:=[.$C$35]/[.C58]" office:value-type="string" office:string-value="" calcext:value-type="error">
            <text:p>#DIV/0!</text:p>
          </table:table-cell>
          <table:table-cell table:style-name="ce1" table:number-columns-repeated="253"/>
        </table:table-row>
        <table:table-row table:style-name="ro1" table:number-rows-repeated="11">
          <table:table-cell/>
          <table:table-cell table:style-name="ce1" table:number-columns-repeated="2"/>
          <table:table-cell table:style-name="ce6"/>
          <table:table-cell table:style-name="ce1" table:number-columns-repeated="253"/>
        </table:table-row>
        <table:table-row table:style-name="ro1">
          <table:table-cell/>
          <table:table-cell table:style-name="ce1" table:number-columns-repeated="2"/>
          <table:table-cell table:style-name="ce7" table:number-columns-repeated="2"/>
          <table:table-cell table:style-name="ce1" table:number-columns-repeated="252"/>
        </table:table-row>
        <table:table-row table:style-name="ro1">
          <table:table-cell/>
          <table:table-cell table:style-name="ce2" office:value-type="string" calcext:value-type="string">
            <text:p>Lin speed</text:p>
          </table:table-cell>
          <table:table-cell table:style-name="ce2" office:value-type="string" calcext:value-type="string">
            <text:p>Ang speed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w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-32" calcext:value-type="float">
            <text:p>-32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-0.68693009118541" calcext:value-type="float">
            <text:p>-0,6869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-24" calcext:value-type="float">
            <text:p>-2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-0.523148148148148" calcext:value-type="float">
            <text:p>-0,5231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-16" calcext:value-type="float">
            <text:p>-16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-0.348228043143297" calcext:value-type="float">
            <text:p>-0,3482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-8" calcext:value-type="float">
            <text:p>-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-0.185170012290045" calcext:value-type="float">
            <text:p>-0,1852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.168279970215934" calcext:value-type="float">
            <text:p>0,1683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0.167849" calcext:value-type="float">
            <text:p>0,1678</text:p>
          </table:table-cell>
          <table:table-cell table:style-name="ce7" office:value-type="float" office:value="0.594183" calcext:value-type="float">
            <text:p>0,5942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0.172" calcext:value-type="float">
            <text:p>0,1720</text:p>
          </table:table-cell>
          <table:table-cell table:style-name="ce7" office:value-type="float" office:value="1.24" calcext:value-type="float">
            <text:p>1,24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7" office:value-type="float" office:value="0.164522" calcext:value-type="float">
            <text:p>0,1645</text:p>
          </table:table-cell>
          <table:table-cell table:style-name="ce7" office:value-type="float" office:value="1.96276" calcext:value-type="float">
            <text:p>1,9628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float" office:value="0.16857" calcext:value-type="float">
            <text:p>0,1686</text:p>
          </table:table-cell>
          <table:table-cell table:style-name="ce7" office:value-type="float" office:value="2.72034" calcext:value-type="float">
            <text:p>2,7203</text:p>
          </table:table-cell>
          <table:table-cell table:style-name="ce1" table:number-columns-repeated="252"/>
        </table:table-row>
        <table:table-row table:style-name="ro1">
          <table:table-cell/>
          <table:table-cell table:number-columns-repeated="2" table:style-name="ce1" office:value-type="float" office:value="10" calcext:value-type="float">
            <text:p>10</text:p>
          </table:table-cell>
          <table:table-cell table:style-name="ce7" office:value-type="float" office:value="0.207" calcext:value-type="float">
            <text:p>0,2070</text:p>
          </table:table-cell>
          <table:table-cell table:style-name="ce7" office:value-type="float" office:value="0.738" calcext:value-type="float">
            <text:p>0,738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.347425057647963" calcext:value-type="float">
            <text:p>0,3474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0.336657" calcext:value-type="float">
            <text:p>0,3367</text:p>
          </table:table-cell>
          <table:table-cell table:style-name="ce7" office:value-type="float" office:value="0.654363" calcext:value-type="float">
            <text:p>0,6544</text:p>
          </table:table-cell>
          <table:table-cell table:style-name="ce1" table:number-columns-repeated="252"/>
        </table:table-row>
        <table:table-row table:style-name="ro1">
          <table:table-cell/>
          <table:table-cell table:number-columns-repeated="2" table:style-name="ce1" office:value-type="float" office:value="16" calcext:value-type="float">
            <text:p>16</text:p>
          </table:table-cell>
          <table:table-cell table:style-name="ce7" office:value-type="float" office:value="0.335063" calcext:value-type="float">
            <text:p>0,3351</text:p>
          </table:table-cell>
          <table:table-cell table:style-name="ce7" office:value-type="float" office:value="1.32227" calcext:value-type="float">
            <text:p>1,3223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7" office:value-type="float" office:value="0.333" calcext:value-type="float">
            <text:p>0,3330</text:p>
          </table:table-cell>
          <table:table-cell table:style-name="ce7" office:value-type="float" office:value="1.988" calcext:value-type="float">
            <text:p>1,988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float" office:value="0.325" calcext:value-type="float">
            <text:p>0,3250</text:p>
          </table:table-cell>
          <table:table-cell table:style-name="ce7" office:value-type="float" office:value="2.64" calcext:value-type="float">
            <text:p>2,64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.505027932960894" calcext:value-type="float">
            <text:p>0,5050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0.491734" calcext:value-type="float">
            <text:p>0,4917</text:p>
          </table:table-cell>
          <table:table-cell table:style-name="ce7" office:value-type="float" office:value="0.707288" calcext:value-type="float">
            <text:p>0,7073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0.484089" calcext:value-type="float">
            <text:p>0,4841</text:p>
          </table:table-cell>
          <table:table-cell table:style-name="ce7" office:value-type="float" office:value="1.3858" calcext:value-type="float">
            <text:p>1,3858</text:p>
          </table:table-cell>
          <table:table-cell table:style-name="ce1" table:number-columns-repeated="252"/>
        </table:table-row>
        <table:table-row table:style-name="ro1">
          <table:table-cell/>
          <table:table-cell table:number-columns-repeated="2" table:style-name="ce1" office:value-type="float" office:value="24" calcext:value-type="float">
            <text:p>24</text:p>
          </table:table-cell>
          <table:table-cell table:style-name="ce7" office:value-type="float" office:value="0.467" calcext:value-type="float">
            <text:p>0,4670</text:p>
          </table:table-cell>
          <table:table-cell table:style-name="ce7" office:value-type="float" office:value="2.041" calcext:value-type="float">
            <text:p>2,041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float" office:value="0.467289" calcext:value-type="float">
            <text:p>0,4673</text:p>
          </table:table-cell>
          <table:table-cell table:style-name="ce7" office:value-type="float" office:value="2.7409" calcext:value-type="float">
            <text:p>2,7409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.715189873417721" calcext:value-type="float">
            <text:p>0,7152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0.654434" calcext:value-type="float">
            <text:p>0,6544</text:p>
          </table:table-cell>
          <table:table-cell table:style-name="ce7" office:value-type="float" office:value="0.677922" calcext:value-type="float">
            <text:p>0,6779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0.642031" calcext:value-type="float">
            <text:p>0,6420</text:p>
          </table:table-cell>
          <table:table-cell table:style-name="ce7" office:value-type="float" office:value="1.33167" calcext:value-type="float">
            <text:p>1,3317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style-name="ce7" office:value-type="float" office:value="0.62279" calcext:value-type="float">
            <text:p>0,6228</text:p>
          </table:table-cell>
          <table:table-cell table:style-name="ce7" office:value-type="float" office:value="2.02986" calcext:value-type="float">
            <text:p>2,0299</text:p>
          </table:table-cell>
          <table:table-cell table:style-name="ce1" table:number-columns-repeated="252"/>
        </table:table-row>
        <table:table-row table:style-name="ro1">
          <table:table-cell/>
          <table:table-cell table:number-columns-repeated="2" table:style-name="ce1" office:value-type="float" office:value="32" calcext:value-type="float">
            <text:p>32</text:p>
          </table:table-cell>
          <table:table-cell table:style-name="ce7" office:value-type="float" office:value="0.609106" calcext:value-type="float">
            <text:p>0,6091</text:p>
          </table:table-cell>
          <table:table-cell table:style-name="ce7" office:value-type="float" office:value="2.64649" calcext:value-type="float">
            <text:p>2,6465</text:p>
          </table:table-cell>
          <table:table-cell table:style-name="ce1" table:number-columns-repeated="252"/>
        </table:table-row>
        <table:table-row table:style-name="ro1" table:number-rows-repeated="65429">
          <table:table-cell/>
          <table:table-cell table:style-name="ce1" table:number-columns-repeated="2"/>
          <table:table-cell table:style-name="ce6"/>
          <table:table-cell table:style-name="ce1" table:number-columns-repeated="253"/>
        </table:table-row>
        <table:table-row table:style-name="ro1" table:number-rows-repeated="98305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Print_Area" table:base-cell-address="$calib.$A$1" table:expression="#REF!"/>
          <table:named-expression table:name="Sheet_Title" table:base-cell-address="$calib.$A$1" table:expression="&quot;Sheet3&quot;"/>
        </table:named-expressions>
      </table:table>
      <table:named-expressions/>
      <table:database-ranges>
        <table:database-range table:name="__Anonymous_Sheet_DB__0" table:target-range-address="calib.B71:calib.E95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12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3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3" number:min-integer-digits="1" number:grouping="true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style:style style:name="gray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print-page-order="ttb" style:scale-to="95%" style:writing-mode="lr-tb" gnm:style-print="" style:print="annotations charts drawings objects">
        <style:background-image/>
      </style:page-layout-properties>
      <style:header-style>
        <style:header-footer-properties fo:min-height="0.101cm" fo:margin-left="0cm" fo:margin-right="0cm" fo:margin-bottom="0cm" fo:border="none" fo:padding="0cm" style:shadow="none"/>
      </style:header-style>
      <style:footer-style>
        <style:header-footer-properties fo:min-height="0.101cm" fo:margin-left="0cm" fo:margin-right="0cm" fo:margin-top="0cm" fo:border="none" fo:padding="0cm" style:shadow="none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/00/0000</text:date>, <text:time style:data-style-name="N2" text:time-value="09:42:12.276543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7T11:29:49.499402181</dc:date>
    <meta:creation-date>2015-02-22T18:53:20Z</meta:creation-date>
    <meta:generator>LibreOffice/4.2.8.2$Linux_x86 LibreOffice_project/420m0$Build-2</meta:generator>
    <meta:editing-duration>PT4H2M10S</meta:editing-duration>
    <meta:editing-cycles>81</meta:editing-cycles>
    <meta:document-statistic meta:table-count="1" meta:cell-count="250" meta:object-count="4"/>
    <meta:user-defined meta:name="meta:print-date" meta:value-type="date">2015-03-24T09:45:40Z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4:calib.B12 calib.D4:calib.D12" svg:x="0.32cm" svg:y="0.18cm" svg:width="15.36cm" svg:height="8.64cm">
          <chartooo:coordinate-region svg:x="0.556cm" svg:y="0.377cm" svg:width="14.93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4:calib.D12" chart:class="chart:scatter">
            <chart:domain table:cell-range-address="calib.B4:calib.B12"/>
            <chart:regression-curve chart:style-name="ch7">
              <chart:equation chart:display-equation="true" chart:display-r-square="true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calib.B4:calib.B12</svg:desc>
                </draw:g>
              </table:table-cell>
              <table:table-cell office:value-type="float" office:value="-0.68693009118541">
                <text:p>-0.68693009118541</text:p>
                <draw:g>
                  <svg:desc>calib.D4:calib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">
                <text:p>-24</text:p>
              </table:table-cell>
              <table:table-cell office:value-type="float" office:value="-0.523148148148148">
                <text:p>-0.523148148148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0.348228043143297">
                <text:p>-0.348228043143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0.185170012290045">
                <text:p>-0.185170012290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168279970215934">
                <text:p>0.168279970215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347425057647963">
                <text:p>0.347425057647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505027932960894">
                <text:p>0.505027932960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715189873417721">
                <text:p>0.715189873417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ff3333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16:calib.B24 calib.D16:calib.D24" svg:x="0.32cm" svg:y="0.18cm" svg:width="15.36cm" svg:height="8.64cm">
          <chartooo:coordinate-region svg:x="0.556cm" svg:y="0.377cm" svg:width="14.93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16:calib.D24" chart:class="chart:scatter">
            <chart:domain table:cell-range-address="calib.B16:calib.B24"/>
            <chart:regression-curve chart:style-name="ch7">
              <chart:equation chart:display-equation="true" chart:display-r-square="true"/>
            </chart:regression-curve>
            <chart:data-point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calib.B16:calib.B24</svg:desc>
                </draw:g>
              </table:table-cell>
              <table:table-cell office:value-type="float" office:value="-0.955602536997886">
                <text:p>-0.955602536997886</text:p>
                <draw:g>
                  <svg:desc>calib.D16:calib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">
                <text:p>-24</text:p>
              </table:table-cell>
              <table:table-cell office:value-type="float" office:value="-0.674626865671642">
                <text:p>-0.674626865671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0.460754332313965">
                <text:p>-0.460754332313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0.238648363252376">
                <text:p>-0.238648363252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230965763924374">
                <text:p>0.230965763924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450199203187251">
                <text:p>0.450199203187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687975646879756">
                <text:p>0.687975646879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937759336099585">
                <text:p>0.9377593360995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3333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38:calib.B46 calib.D38:calib.D46" svg:x="0.32cm" svg:y="0.18cm" svg:width="15.36cm" svg:height="8.64cm">
          <chartooo:coordinate-region svg:x="0.556cm" svg:y="0.377cm" svg:width="14.93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38:calib.D46" chart:class="chart:scatter">
            <chart:domain table:cell-range-address="calib.B38:calib.B46"/>
            <chart:regression-curve chart:style-name="ch7">
              <chart:equation chart:display-equation="true" chart:display-r-square="true" svg:x="0.605cm" svg:y="0.683cm"/>
            </chart:regression-curve>
            <chart:data-point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calib.B38:calib.B46</svg:desc>
                </draw:g>
              </table:table-cell>
              <table:table-cell office:value-type="float" office:value="-14.0563429690819">
                <text:p>-14.0563429690819</text:p>
                <draw:g>
                  <svg:desc>calib.D38:calib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">
                <text:p>-24</text:p>
              </table:table-cell>
              <table:table-cell office:value-type="float" office:value="-10.6476619338749">
                <text:p>-10.6476619338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7.38937469972902">
                <text:p>-7.38937469972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3.98350681999593">
                <text:p>-3.98350681999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.32696202969431">
                <text:p>2.32696202969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6.15395230869695">
                <text:p>6.15395230869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9.42996444121205">
                <text:p>9.42996444121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2.6651588534158">
                <text:p>12.66515885341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3333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50:calib.B58 calib.D50:calib.D58" svg:x="0.32cm" svg:y="0.18cm" svg:width="15.36cm" svg:height="8.64cm">
          <chartooo:coordinate-region svg:x="0.556cm" svg:y="0.377cm" svg:width="14.93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50:calib.D58" chart:class="chart:scatter">
            <chart:domain table:cell-range-address="calib.B50:calib.B58"/>
            <chart:regression-curve chart:style-name="ch7">
              <chart:equation chart:display-equation="true" chart:display-r-square="true" svg:x="0.605cm" svg:y="0.683cm"/>
            </chart:regression-curve>
            <chart:data-point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calib.B50:calib.B58</svg:desc>
                </draw:g>
              </table:table-cell>
              <table:table-cell office:value-type="float" office:value="NaN">
                <text:p>NaN</text:p>
                <draw:g>
                  <svg:desc>calib.D50:calib.D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">
                <text:p>-24</text:p>
              </table:table-cell>
              <table:table-cell office:value-type="float" office:value="-16.7909815798492">
                <text:p>-16.7909815798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11.9634145224288">
                <text:p>-11.9634145224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6.33130321158765">
                <text:p>-6.33130321158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28821587988349">
                <text:p>6.28821587988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2.1885262990875">
                <text:p>12.1885262990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6.7239427925994">
                <text:p>16.7239427925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